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svg:stroke-width="0.06cm" draw:marker-start-width="0.29cm" draw:marker-end-width="0.29cm" draw:fill="none" draw:fill-color="#666666" draw:textarea-horizontal-align="justify" draw:textarea-vertical-align="middle" draw:auto-grow-height="false" fo:padding-top="0.155cm" fo:padding-bottom="0.155cm" fo:padding-left="0.28cm" fo:padding-right="0.28cm"/>
    </style:style>
    <style:style style:name="gr8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57cm" svg:height="0.559cm" svg:x="1.33cm" svg:y="0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3cm" svg:y1="0.763cm" svg:x2="3.9cm" svg:y2="0.763cm">
          <text:p/>
        </draw:line>
        <draw:line draw:style-name="gr3" draw:text-style-name="P1" draw:layer="layout" svg:x1="2.886cm" svg:y1="4.578cm" svg:x2="2.328cm" svg:y2="5.233cm">
          <text:p/>
        </draw:line>
        <draw:line draw:style-name="gr4" draw:text-style-name="P1" draw:layer="layout" svg:x1="2.438cm" svg:y1="5.156cm" svg:x2="0.999cm" svg:y2="5.258cm">
          <text:p/>
        </draw:line>
        <draw:line draw:style-name="gr5" draw:text-style-name="P1" draw:layer="layout" svg:x1="2.693cm" svg:y1="4.616cm" svg:x2="2.887cm" svg:y2="3.615cm">
          <text:p/>
        </draw:line>
        <draw:line draw:style-name="gr4" draw:text-style-name="P1" draw:layer="layout" svg:x1="2.437cm" svg:y1="5.156cm" svg:x2="1.175cm" svg:y2="5.665cm">
          <text:p/>
        </draw:line>
        <draw:line draw:style-name="gr5" draw:text-style-name="P1" draw:layer="layout" svg:x1="2.694cm" svg:y1="4.765cm" svg:x2="2.664cm" svg:y2="3.632cm">
          <text:p/>
        </draw:line>
        <draw:custom-shape draw:style-name="gr6" draw:text-style-name="P1" draw:layer="layout" svg:width="0.721cm" svg:height="0.72cm" draw:transform="rotate (-1.96209914509284) translate (3.7cm 4.298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" draw:layer="layout" svg:width="0.56cm" svg:height="0.559cm" draw:transform="rotate (-1.96209914509284) translate (2.886cm 1.50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2.821cm" svg:y1="1.692cm" svg:x2="2.821cm" svg:y2="4.136cm">
          <text:p/>
        </draw:line>
        <draw:line draw:style-name="gr9" draw:text-style-name="P1" draw:layer="layout" svg:x1="2.541cm" svg:y1="0.763cm" svg:x2="2.541cm" svg:y2="1.691cm">
          <text:p/>
        </draw:line>
        <draw:line draw:style-name="gr8" draw:text-style-name="P1" draw:layer="layout" svg:x1="2.2cm" svg:y1="1.7cm" svg:x2="2.2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5-04T19:23:29</meta:creation-date>
    <dc:creator>nasa </dc:creator>
    <dc:date>2010-07-10T21:59:18</dc:date>
    <meta:editing-cycles>24</meta:editing-cycles>
    <meta:editing-duration>PT07H17M3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